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20pt" fo:language="ru" fo:country="RU" fo:font-weight="bold" officeooo:rsid="000bb66f" officeooo:paragraph-rsid="004449a5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Times New Roman" fo:font-size="12pt" fo:language="ru" fo:country="RU" fo:font-weight="normal" officeooo:rsid="00d2ab66" officeooo:paragraph-rsid="00d2ab66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language="ru" fo:country="RU" fo:font-weight="normal" officeooo:rsid="00d3a51d" officeooo:paragraph-rsid="00d3a51d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1e7fba" style:font-size-asian="12pt" style:font-size-complex="12pt"/>
    </style:style>
    <style:style style:name="P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7ee2a" officeooo:paragraph-rsid="0067ee2a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c9f7c" officeooo:paragraph-rsid="006abdd4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d57cd6" officeooo:paragraph-rsid="00d57cd6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d5b49c" officeooo:paragraph-rsid="00d5b49c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0037f6" officeooo:paragraph-rsid="003a4628" style:font-size-asian="20pt" style:font-weight-asian="bold" style:font-size-complex="20pt" style:font-weight-complex="bold"/>
    </style:style>
    <style:style style:name="P14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1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20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21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22" style:family="paragraph" style:parent-style-name="Preformatted_20_Text">
      <style:paragraph-properties fo:margin-top="0.0791in" fo:margin-bottom="0.0791in" loext:contextual-spacing="false"/>
      <style:text-properties fo:font-size="14pt" officeooo:paragraph-rsid="00392304" style:font-size-asian="14pt" style:font-size-complex="14pt"/>
    </style:style>
    <style:style style:name="P23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6c9f7c" officeooo:paragraph-rsid="006c9f7c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d57cd6" officeooo:paragraph-rsid="00d57cd6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30" style:family="paragraph" style:parent-style-name="Preformatted_20_Text">
      <style:paragraph-properties fo:margin-top="0in" fo:margin-bottom="0in" loext:contextual-spacing="false"/>
      <style:text-properties fo:font-size="12pt" officeooo:paragraph-rsid="00392304" style:font-size-asian="12pt" style:font-size-complex="12pt"/>
    </style:style>
    <style:style style:name="P31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fo:font-weight="normal" officeooo:rsid="0046d429" officeooo:paragraph-rsid="00392304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fo:font-weight="normal" officeooo:rsid="00dbabd4" officeooo:paragraph-rsid="00dbabd4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fo:font-weight="normal" officeooo:rsid="00d992f2" officeooo:paragraph-rsid="00d992f2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margin-top="0in" fo:margin-bottom="0in" loext:contextual-spacing="false"/>
      <style:text-properties style:font-name="Times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cef5f7" officeooo:paragraph-rsid="001b8d2d" style:font-size-asian="20pt" style:font-weight-asian="normal" style:font-size-complex="20pt" style:font-weight-complex="normal"/>
    </style:style>
    <style:style style:name="P36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officeooo:paragraph-rsid="00392304" style:font-size-asian="12pt" style:font-size-complex="12pt"/>
    </style:style>
    <style:style style:name="P37" style:family="paragraph" style:parent-style-name="Preformatted_20_Text">
      <style:paragraph-properties fo:margin-top="0in" fo:margin-bottom="0in" loext:contextual-spacing="false"/>
      <style:text-properties style:font-name="Times" fo:font-size="12pt" fo:language="ru" fo:country="RU" fo:font-weight="normal" officeooo:rsid="00de7bfc" officeooo:paragraph-rsid="00392304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e99abf" officeooo:paragraph-rsid="00e99abf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b7c8b1" officeooo:paragraph-rsid="00b7c8b1" style:font-size-asian="20pt" style:font-weight-asian="bold" style:font-size-complex="20pt" style:font-weight-complex="bold"/>
    </style:style>
    <style:style style:name="P40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cef5f7" style:font-size-asian="20pt" style:font-size-complex="20pt"/>
    </style:style>
    <style:style style:name="T5" style:family="text">
      <style:text-properties officeooo:rsid="000037f6"/>
    </style:style>
    <style:style style:name="T6" style:family="text">
      <style:text-properties fo:font-size="12pt" fo:font-weight="normal" officeooo:rsid="00de7bfc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ed875c" style:font-size-asian="12pt" style:font-weight-asian="normal" style:font-size-complex="12pt" style:font-weight-complex="normal"/>
    </style:style>
    <style:style style:name="T8" style:family="text">
      <style:text-properties style:font-name="Times" fo:font-size="14pt" fo:language="ru" fo:country="RU" fo:font-weight="bold" officeooo:rsid="0046d429" style:font-size-asian="14pt" style:font-weight-asian="bold" style:font-size-complex="14pt" style:font-weight-complex="bold"/>
    </style:style>
    <style:style style:name="T9" style:family="text">
      <style:text-properties style:font-name="Times" fo:font-size="14pt" fo:language="ru" fo:country="RU" fo:font-weight="bold" officeooo:rsid="00dca48d" style:font-size-asian="14pt" style:font-weight-asian="bold" style:font-size-complex="14pt" style:font-weight-complex="bold"/>
    </style:style>
    <style:style style:name="T10" style:family="text">
      <style:text-properties style:font-name="Times" fo:language="ru" fo:country="RU"/>
    </style:style>
    <style:style style:name="T11" style:family="text">
      <style:text-properties style:font-name="Times" fo:language="ru" fo:country="RU" fo:font-weight="bold" officeooo:rsid="0046d429" style:font-weight-asian="bold" style:font-weight-complex="bold"/>
    </style:style>
    <style:style style:name="T12" style:family="text">
      <style:text-properties style:font-name="Times" fo:font-size="12pt" fo:language="ru" fo:country="RU" style:font-size-asian="12pt" style:font-size-complex="12pt"/>
    </style:style>
    <style:style style:name="T13" style:family="text">
      <style:text-properties officeooo:rsid="00d3a51d"/>
    </style:style>
    <style:style style:name="T14" style:family="text">
      <style:text-properties officeooo:rsid="00d57cd6"/>
    </style:style>
    <style:style style:name="T15" style:family="text">
      <style:text-properties officeooo:rsid="00e208bf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T18" style:family="text">
      <style:text-properties officeooo:rsid="00ecc7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15"><text:span text:style-name="T3">Л</text:span><text:span text:style-name="T2">абораторная работа №</text:span><text:span text:style-name="T4">7</text:span><text:span text:style-name="T2">.</text:span></text:p>
      <text:p text:style-name="P35">Графы.</text:p>
      <text:p text:style-name="P20"/>
      <text:p text:style-name="P20"/>
      <text:p text:style-name="P20"/>
      <text:p text:style-name="P20"/>
      <text:p text:style-name="P14"/>
      <text:p text:style-name="P14"/>
      <text:p text:style-name="P14"/>
      <text:p text:style-name="P14"><text:span text:style-name="T5">Р</text:span>аботу выполнил: Романов Алексей</text:p>
      <text:p text:style-name="P14">группа ИУ7-33Б</text:p>
      <text:p text:style-name="P16"/>
      <text:p text:style-name="P16"/>
      <text:p text:style-name="P16"/>
      <text:p text:style-name="P23"/>
      <text:p text:style-name="P23">МГТУ им. Баумана</text:p>
      <text:p text:style-name="P26">2019</text:p>
      <text:p text:style-name="P21"><text:soft-page-break/>Условие задачи</text:p>
      <text:p text:style-name="P24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Ввод данных – на усмотрение программиста. Результат выдать в графической форме.</text:p>
      <text:p text:style-name="P29"><text:line-break/><text:span text:style-name="T1">Техническое задание</text:span></text:p>
      <text:p text:style-name="P17">Задана система двусторонних дорог. Для каждой пары городов найти длину кратчайшего пути между ними.</text:p>
      <text:p text:style-name="P29"/>
      <text:p text:style-name="P4">Входные данные</text:p>
      <text:p text:style-name="P5">Количество городов, пары городов, имя текстового файла, текстовый файл с матрицей смежности.</text:p>
      <text:p text:style-name="P4"/>
      <text:p text:style-name="P4">Выходные данные</text:p>
      <text:p text:style-name="P6">Кратчайшие пути для каждой пары городов.</text:p>
      <text:p text:style-name="P7"/>
      <text:p text:style-name="P4">Возможные аварийные ситуации</text:p>
      <text:p text:style-name="P8">Некорректный <text:span text:style-name="T13">ввод пары городов.</text:span></text:p>
      <text:p text:style-name="P8"/>
      <text:p text:style-name="P13">Структуры данных</text:p>
      <text:p text:style-name="P18">Структура дерева</text:p>
      <text:p text:style-name="P9">typedef struct graph</text:p>
      <text:p text:style-name="P9">{</text:p>
      <text:p text:style-name="P25"><text:s text:c="4"/>int size;</text:p>
      <text:p text:style-name="P25"><text:s text:c="4"/>int **matrix;</text:p>
      <text:p text:style-name="P25"><text:s text:c="4"/>char **paths;</text:p>
      <text:p text:style-name="P9">} graph_t;</text:p>
      <text:p text:style-name="P10"/>
      <text:p text:style-name="P27">size — кол-во вершин в <text:span text:style-name="T14">графе</text:span>.</text:p>
      <text:p text:style-name="P27"><text:span text:style-name="T14">matrix — матрица смежности</text:span>.</text:p>
      <text:p text:style-name="P28">paths — кратчайшие пути.</text:p>
      <text:p text:style-name="P11"/>
      <text:p text:style-name="P1">Алгоритм</text:p>
      <text:p text:style-name="P12">Для поиска кратчайшего пути используется алгоритм Дейкстры. Он подходит под условие задачи, так как в графе не может быть отрицательных весов.</text:p>
      <text:p text:style-name="P39"/>
      <text:p text:style-name="P2"/>
      <text:p text:style-name="P2"><text:soft-page-break/>Выводы по проделанной работе</text:p>
      <text:p text:style-name="P38">Алгоритм Дейкстры не подходит для несвязного графа, и так же не подходит для графа, где есть отрицательные весы у дуг. Но, так как в моей задаче таких случаев быть не может, то данный алгоритм идеально подходит для решения моей задачи. Так как вершины хранятся в простом массиве и для поиска минимум<text:span text:style-name="T18">а</text:span> используется линейный алгоритм, то сложность алгоритма составляет O(V * V + E) = O(V<text:span text:style-name="T16">2</text:span><text:span text:style-name="T17">).</text:span></text:p>
      <text:p text:style-name="P3"/>
      <text:p text:style-name="P1">Контрольные вопросы</text:p>
      <text:p text:style-name="P22"><text:span text:style-name="T11">Что такое граф?<text:line-break/></text:span><text:span text:style-name="T12">Граф – конечное множество вершин и соединяющих их ребер; G = &lt;V, E&gt;.Если пары Е (ребра) имеют направление, то граф называется направленным; если ребро имеет вес, то граф называется взвешенным.</text:span></text:p>
      <text:p text:style-name="P34">Как представляются графы в памяти?</text:p>
      <text:p text:style-name="P33">С помощью матриц<text:span text:style-name="T15">ы</text:span> смежности или списков смежности.</text:p>
      <text:p text:style-name="P33"/>
      <text:p text:style-name="P34">Какие операции возможны над графами?</text:p>
      <text:p text:style-name="P32">Обход вершин, поиск различных путей.</text:p>
      <text:p text:style-name="P32"/>
      <text:p text:style-name="P34">Какие способы обхода графов существуют?</text:p>
      <text:p text:style-name="P32">Обход в ширину и обход в глубину.</text:p>
      <text:p text:style-name="P32"/>
      <text:p text:style-name="P30"><text:span text:style-name="T8">Где используются гр</text:span><text:span text:style-name="T9">а</text:span><text:span text:style-name="T8">фовые структуры?</text:span><text:span text:style-name="T11"><text:line-break/></text:span><text:span text:style-name="T10">Графовые структуры могут использоваться в задачах, в которых между элементами могут быть установлены произвольные связи, необязательно иерархические.</text:span></text:p>
      <text:p text:style-name="P36"/>
      <text:p text:style-name="P34">Какие пути в графе Вы знаете?<text:line-break/><text:span text:style-name="T6">Эйлеров путь, непростой путь, гамильтоно</text:span><text:span text:style-name="T7">в</text:span><text:span text:style-name="T6"> путь.</text:span></text:p>
      <text:p text:style-name="P37"/>
      <text:p text:style-name="P34">Что такое каркасы графа?</text:p>
      <text:p text:style-name="P31">Каркас графа – дерево, в которое входят все вершины графа, и некоторые (необязательно все) его рёб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0T15:16:19.900263975</dc:date>
    <meta:editing-duration>PT6H40M55S</meta:editing-duration>
    <meta:editing-cycles>205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328" meta:character-count="2286" meta:non-whitespace-character-count="1982"/>
  </office:meta>
</office:document-meta>
</file>